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rsid="000e1a11"/>
    </style:style>
    <style:style style:name="P2" style:family="paragraph" style:parent-style-name="Text_20_body">
      <style:text-properties officeooo:rsid="002d59b1" officeooo:paragraph-rsid="002d59b1"/>
    </style:style>
    <style:style style:name="P3" style:family="paragraph" style:parent-style-name="Text_20_body">
      <style:text-properties officeooo:rsid="002d59b1" officeooo:paragraph-rsid="0047600e"/>
    </style:style>
    <style:style style:name="P4" style:family="paragraph" style:parent-style-name="Text_20_body">
      <style:text-properties officeooo:paragraph-rsid="003034c9"/>
    </style:style>
    <style:style style:name="P5" style:family="paragraph" style:parent-style-name="Text_20_body">
      <style:text-properties fo:font-weight="bold" officeooo:rsid="002bed76" officeooo:paragraph-rsid="002bed76" style:font-weight-asian="bold" style:font-weight-complex="bold"/>
    </style:style>
    <style:style style:name="P6" style:family="paragraph" style:parent-style-name="Text_20_body">
      <style:text-properties fo:font-weight="bold" officeooo:rsid="002d59b1" officeooo:paragraph-rsid="002d59b1" style:font-weight-asian="bold" style:font-weight-complex="bold"/>
    </style:style>
    <style:style style:name="P7" style:family="paragraph" style:parent-style-name="Text_20_body">
      <style:text-properties fo:font-weight="bold" officeooo:paragraph-rsid="002d59b1" style:font-weight-asian="bold" style:font-weight-complex="bold"/>
    </style:style>
    <style:style style:name="P8" style:family="paragraph" style:parent-style-name="Text_20_body">
      <style:text-properties officeooo:paragraph-rsid="00374286"/>
    </style:style>
    <style:style style:name="P9" style:family="paragraph" style:parent-style-name="Text_20_body">
      <style:text-properties officeooo:rsid="002b9b6a" officeooo:paragraph-rsid="003034c9"/>
    </style:style>
    <style:style style:name="P10" style:family="paragraph" style:parent-style-name="Text_20_body">
      <style:text-properties officeooo:rsid="002bed76" officeooo:paragraph-rsid="002bed76"/>
    </style:style>
    <style:style style:name="P11" style:family="paragraph" style:parent-style-name="Text_20_body">
      <style:text-properties officeooo:rsid="0041515d" officeooo:paragraph-rsid="0041515d"/>
    </style:style>
    <style:style style:name="P12" style:family="paragraph" style:parent-style-name="Text_20_body">
      <style:text-properties officeooo:rsid="0041515d" officeooo:paragraph-rsid="0047600e"/>
    </style:style>
    <style:style style:name="P13" style:family="paragraph" style:parent-style-name="Text_20_body">
      <style:text-properties officeooo:rsid="0047600e" officeooo:paragraph-rsid="0047600e"/>
    </style:style>
    <style:style style:name="P14" style:family="paragraph" style:parent-style-name="Text_20_body">
      <style:text-properties officeooo:paragraph-rsid="00487b49"/>
    </style:style>
    <style:style style:name="T1" style:family="text">
      <style:text-properties officeooo:rsid="000b90ee"/>
    </style:style>
    <style:style style:name="T2" style:family="text">
      <style:text-properties officeooo:rsid="002e91b0"/>
    </style:style>
    <style:style style:name="T3" style:family="text">
      <style:text-properties officeooo:rsid="002f5125"/>
    </style:style>
    <style:style style:name="T4" style:family="text">
      <style:text-properties officeooo:rsid="003214a9"/>
    </style:style>
    <style:style style:name="T5" style:family="text">
      <style:text-properties officeooo:rsid="0035abee"/>
    </style:style>
    <style:style style:name="T6" style:family="text">
      <style:text-properties officeooo:rsid="0035cbaa"/>
    </style:style>
    <style:style style:name="T7" style:family="text">
      <style:text-properties officeooo:rsid="00374286"/>
    </style:style>
    <style:style style:name="T8" style:family="text">
      <style:text-properties officeooo:rsid="0037d82d"/>
    </style:style>
    <style:style style:name="T9" style:family="text">
      <style:text-properties officeooo:rsid="003af1b8"/>
    </style:style>
    <style:style style:name="T10" style:family="text">
      <style:text-properties officeooo:rsid="003c5bf6"/>
    </style:style>
    <style:style style:name="T11" style:family="text">
      <style:text-properties officeooo:rsid="003e0659"/>
    </style:style>
    <style:style style:name="T12" style:family="text">
      <style:text-properties officeooo:rsid="003fc24d"/>
    </style:style>
    <style:style style:name="T13" style:family="text">
      <style:text-properties officeooo:rsid="00412031"/>
    </style:style>
    <style:style style:name="T14" style:family="text">
      <style:text-properties officeooo:rsid="0041515d"/>
    </style:style>
    <style:style style:name="T15" style:family="text">
      <style:text-properties officeooo:rsid="0042d86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2d864" style:font-weight-asian="bold" style:font-weight-complex="bold"/>
    </style:style>
    <style:style style:name="T18" style:family="text">
      <style:text-properties fo:font-weight="bold" officeooo:rsid="00487b49" style:font-weight-asian="bold" style:font-weight-complex="bold"/>
    </style:style>
    <style:style style:name="T19" style:family="text">
      <style:text-properties officeooo:rsid="0043eeac"/>
    </style:style>
    <style:style style:name="T20" style:family="text">
      <style:text-properties officeooo:rsid="0045890b"/>
    </style:style>
    <style:style style:name="T21" style:family="text">
      <style:text-properties officeooo:rsid="0047164c"/>
    </style:style>
    <style:style style:name="T22" style:family="text">
      <style:text-properties officeooo:rsid="004731b7"/>
    </style:style>
    <style:style style:name="T23" style:family="text">
      <style:text-properties officeooo:rsid="00482f3d"/>
    </style:style>
    <style:style style:name="T24" style:family="text">
      <style:text-properties officeooo:rsid="00487b49"/>
    </style:style>
    <style:style style:name="T25" style:family="text">
      <style:text-properties officeooo:rsid="0049918d"/>
    </style:style>
    <style:style style:name="T26" style:family="text">
      <style:text-properties officeooo:rsid="0049ad66"/>
    </style:style>
    <style:style style:name="T27" style:family="text">
      <style:text-properties officeooo:rsid="0049bc84"/>
    </style:style>
    <style:style style:name="T28" style:family="text">
      <style:text-properties officeooo:rsid="004bea9e"/>
    </style:style>
    <style:style style:name="T29" style:family="text">
      <style:text-properties officeooo:rsid="004cccca"/>
    </style:style>
    <style:style style:name="T30" style:family="text">
      <style:text-properties officeooo:rsid="0050267e"/>
    </style:style>
    <style:style style:name="T31" style:family="text">
      <style:text-properties officeooo:rsid="005307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DOEL</text:span>: Installatie en configuratie <text:span text:style-name="T1">Nagios en Nagios plugins</text:span><text:line-break/><text:line-break/><text:span text:style-name="Strong_20_Emphasis">NODIG</text:span>: <text:span text:style-name="T3"><text:tab/>controller</text:span>: ubuntu <text:span text:style-name="T7">2</text:span><text:span text:style-name="T31">2</text:span>.04 (schijf 10GB, 3GB ram, NAT en Host-Only)<text:line-break/>              <text:span text:style-name="T3"><text:tab/>managed node</text:span>: ubuntu <text:span text:style-name="T7">2</text:span><text:span text:style-name="T31">2</text:span>.04  (schijf 10GB, 512MB ram, NAT en Host-Only)<text:line-break/><text:span text:style-name="Strong_20_Emphasis">REF</text:span>: </text:p>
      <text:p text:style-name="P9">https://ubuntu.com/server/docs/tools-nagios<text:line-break/>https://tecadmin.net/how-to-create-own-nagios-plugin-using-bash-shell-script/<text:line-break/>http://nagios.sourceforge.net/docs/nrpe/NRPE.pdf</text:p>
      <text:p text:style-name="P4">KIJK <text:span text:style-name="Strong_20_Emphasis">GOED</text:span> NAAR WAT JE OP<text:span text:style-name="T21"> </text:span><text:s/><text:span text:style-name="T21">server01 </text:span><text:s/>EN OP <text:span text:style-name="T21">server02</text:span> MOET UITVOEREN !!</text:p>
      <text:p text:style-name="P4"/>
      <text:p text:style-name="P5">1. Configureer de server<text:span text:style-name="T22"> (server01)</text:span></text:p>
      <text:p text:style-name="P10">sudo apt install nagios<text:span text:style-name="T7">4</text:span> nagios-nrpe-plugin<text:span text:style-name="T4"> openssh-server </text:span><text:span text:style-name="T7">nagstamon</text:span><text:line-break/>Bij vragen over de mailserver, kies je voor "No configuration". Kies ook een paswoord voor de nagiosadmin. Deze kan inloggen via de webinterface.<text:span text:style-name="T9"> http://localhost/nagios4/</text:span><text:span text:style-name="T14"><text:line-break/>Test uit of je kan inloggen via de webinterface.</text:span></text:p>
      <text:p text:style-name="P3">Volg de installatieprocedure op de eerste link om nrpe te configureren op Ubuntu <text:span text:style-name="T8">2</text:span><text:span text:style-name="T10">2</text:span>.04.<text:span text:style-name="T6"> (Het MySQL gedeelte mag je overslaan)</text:span></text:p>
      <text:p text:style-name="P11">Een paar hints voor de webinterface:<text:line-break/><text:span text:style-name="T17">a)</text:span><text:span text:style-name="T15"> </text:span>Kijk na of de configuratie geenabled is van nagios en voor cgi:<text:line-break/>sudo a2enmod cgi nagios4-cgi<text:span text:style-name="T15"><text:line-break/><text:line-break/></text:span><text:span text:style-name="T17">b)</text:span><text:span text:style-name="T15"> Kijk na in <text:s/>/etc/apache2/confs/nagios-cgi.conf <text:s text:c="3"/># EINDSLASHES</text:span><text:span text:style-name="T23"> !</text:span></text:p>
      <text:p text:style-name="P11">ScriptAlias /cgi-bin/nagios4/ /usr/lib/cgi-bin/nagios4<text:span text:style-name="T16">/</text:span><text:span text:style-name="T15"><text:line-break/></text:span>ScriptAlias /nagios4/cgi-bin/ /usr/lib/cgi-bin/nagios4<text:span text:style-name="T16">/</text:span></text:p>
      <text:p text:style-name="P12"><text:span text:style-name="T17">c)</text:span><text:span text:style-name="T15"> </text:span>/etc/nagios4/cgi.cfg # authentication moet aan<text:span text:style-name="T19"><text:line-break/></text:span>use_authentication=<text:span text:style-name="T16">1</text:span><text:span text:style-name="T15"><text:line-break/></text:span>default_user_name=<text:span text:style-name="T16">nagiosadmin</text:span></text:p>
      <text:p text:style-name="P13"><text:span text:style-name="T16">d)</text:span> het bestand htpasswd heet nu htdigest</text:p>
      <text:p text:style-name="P12"><text:span text:style-name="T20"><text:line-break/></text:span><text:span text:style-name="T11">Copieer het bestand /etc/nagios4/objects/localhost.cfg naar:<text:line-break/>/etc/nagios4/conf.d/server02.cfg<text:line-break/><text:line-break/>Voor de host kan je volgende configuratie nemen:<text:line-break/>define host {</text:span><text:span text:style-name="T12"><text:line-break/></text:span><text:span text:style-name="T11"> <text:s/>use <text:s text:c="24"/>generic-host <text:s text:c="11"/>; Name of host template to use<text:line-break/> <text:s/>host_name <text:s text:c="12"/>server02<text:line-break/> <text:s/>hostgroups <text:s text:c="12"/>linux-servers<text:line-break/> <text:s/>address <text:s text:c="16"/>192.168.59.103<text:line-break/> <text:s/>max_check_attempts <text:s text:c="6"/>5<text:line-break/></text:span><text:soft-page-break/><text:span text:style-name="T11"> <text:s/>check_interval <text:s text:c="10"/>5<text:line-break/> <text:s/>retry_interval <text:s text:c="10"/>1</text:span><text:span text:style-name="T12"><text:line-break/></text:span><text:span text:style-name="T11">}<text:line-break/></text:span><text:span text:style-name="T12">De hostgroup def</text:span><text:span text:style-name="T25">i</text:span><text:span text:style-name="T12">nitie mag je in commentaar zetten.</text:span><text:span text:style-name="T13"> <text:line-break/>De services mag je allemaal activeren.</text:span></text:p>
      <text:p text:style-name="P11"/>
      <text:p text:style-name="P6">2. Configureer de agent (server02)</text:p>
      <text:p text:style-name="P2">sudo apt install nagios-nrpe-server<text:span text:style-name="T12"> openssh-server</text:span></text:p>
      <text:p text:style-name="P14"><text:span text:style-name="T24">Zet </text:span><text:span text:style-name="T18">alle</text:span><text:span text:style-name="T24"> checks aan in </text:span><text:span text:style-name="T11">/etc/nagios/nrpe.cfg</text:span><text:span text:style-name="T24">. Pas de check van de harddisk hda1 naar een </text:span><text:span text:style-name="Source_20_Text">command[check_all_disks]</text:span><text:span text:style-name="Source_20_Text"><text:span text:style-name="T24"> </text:span></text:span><text:span text:style-name="T24">zoals <text:s/>in de eerste referentie</text:span><text:span text:style-name="T11"><text:line-break/><text:line-break/></text:span><text:span text:style-name="T26">Test uit of je de server02 gegevens kan opvragen vi</text:span><text:span text:style-name="T27">a</text:span><text:span text:style-name="T26"> http://localhost/nagios4/ op server01.</text:span><text:span text:style-name="T30"> Kies links services om te kijken of alle checks werden uitgevoerd.</text:span><text:span text:style-name="T28"><text:line-break/>Handige commando's en logs:</text:span></text:p>
      <text:p text:style-name="P14">sudo nagios4 -v /etc/nagios4/nagios.cfg <text:s/><text:span text:style-name="T29"><text:s text:c="20"/></text:span># Config check! <text:s text:c="7"/><text:span text:style-name="T29"><text:line-break/></text:span>sudo systemctl restart nagios4<text:span text:style-name="T29"><text:line-break/></text:span>sudo systemctl status nagios4 <text:span text:style-name="T29"><text:line-break/></text:span>sudo cat /var/log/nagios4/nagios.log </text:p>
      <text:p text:style-name="P14">sudo systemctl restart apache2<text:span text:style-name="T29"><text:line-break/></text:span>sudo systemctl status apache2<text:span text:style-name="T29"><text:line-break/></text:span>cat /var/log/apache2/error.log <text:span text:style-name="T30"><text:line-break/></text:span></text:p>
      <text:p text:style-name="P7">3. Schrijf je eigen <text:span text:style-name="T2">plugin</text:span></text:p>
      <text:p text:style-name="Text_20_body"><text:span text:style-name="T5">Schrijf in python3 je eigen plugin. <text:line-break/>Deze geeft </text:span>in nagios OK (0) <text:s/>wanneer zowel de http als de ssh server draaien, <text:span text:style-name="T5"><text:line-break/></text:span>een warning (1) <text:s/>wanneer ssh niet draait en http wel, <text:span text:style-name="T5"><text:line-break/></text:span>een critical(2) bericht in andere gevallen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4T21:02:24.800749175</meta:creation-date>
    <dc:date>2023-10-20T10:47:39.449111128</dc:date>
    <meta:editing-duration>P2DT5H26M39S</meta:editing-duration>
    <meta:editing-cycles>72</meta:editing-cycles>
    <meta:generator>LibreOffice/7.3.7.2$Linux_X86_64 LibreOffice_project/30$Build-2</meta:generator>
    <dc:creator>Jan Celis</dc:creator>
    <meta:document-statistic meta:table-count="0" meta:image-count="0" meta:object-count="0" meta:page-count="2" meta:paragraph-count="18" meta:word-count="346" meta:character-count="2834" meta:non-whitespace-character-count="2322"/>
  </office:meta>
</office:document-meta>
</file>